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officeooo:paragraph-rsid="000cbf3c"/>
    </style:style>
    <style:style style:name="P3" style:family="paragraph" style:parent-style-name="Standard">
      <style:paragraph-properties fo:line-height="200%"/>
      <style:text-properties officeooo:paragraph-rsid="002495d6"/>
    </style:style>
    <style:style style:name="T1" style:family="text">
      <style:text-properties officeooo:rsid="00096928"/>
    </style:style>
    <style:style style:name="T2" style:family="text">
      <style:text-properties officeooo:rsid="0009c4e9"/>
    </style:style>
    <style:style style:name="T3" style:family="text">
      <style:text-properties officeooo:rsid="0019c28e"/>
    </style:style>
    <style:style style:name="T4" style:family="text">
      <style:text-properties officeooo:rsid="0025f9e7"/>
    </style:style>
    <style:style style:name="T5" style:family="text">
      <style:text-properties officeooo:rsid="002626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1.</text:span><text:tab/><text:span text:style-name="T1">Given the complex life that exists on Earth today, it is difficult to understand how all of the life that exists in nature began. In examining the origin of life on Earth, we learn more about ourselves and the science, the biological, chemical, and physical processes that compose life. From a biological and chemical perspective, scientists examine where and how life may have began on Earth, beginning with a basic RNA model that pre-dates the modern DNA world. In terms of physics, the understanding of life is rooted in the discussion of entropy and creating ordered structure from an otherwise unordered universe. Together, scientists can combine their understanding of their respective disciplines to create plausible theories on the origin of life on Earth.</text:span></text:p>
      <text:p text:style-name="P2"><text:tab/><text:span text:style-name="T2">In determining the origins of life, scientists continue to search for the oldest examples of life on the planet. They use isotopic carbon dating to determine the age of fossilized samples collected from ancient rocks, allowing science to learn the potential existence of life dating back as far as 3.85 billion years ago (1, 7). All life on Earth requires water, and it is likely that the first of life on the planet had a water-based origin. One such origin theory is that deep-sea vents, offering protection from high levels of UV radiation that bombarded the thinner atmosphere, could have provided the chemical energy needed to power biological reactions (1, 12). <text:s/>Another theory suggests that chemical matter could have come from extraterrestrial objects like comets that collided with the Earth and sparked early life on the planet (1, 23).</text:span></text:p>
      <text:p text:style-name="P2"><text:span text:style-name="T2"><text:tab/>A powerful theory that has significant scientific support today is that RNA, a molecule that is likely the predecessor of DNA in the ancient world, fueled self-replication and existed inside early versions of cell membranes (1, 32). Cells today carry DNA, the genetic information that is used to copy and create new life. While modern life is able to replicate and evolve using DNA, it requires specific enzymes to catalyze DNA replication reactions. Early forms of life would not have had the necessary supply of enzymes to fuel rapid DNA replication, putting the fundamental origin of DNA life into question. To address this issue, early life on Earth was likely RNA based, a similar molecule to DNA that is capable of self-replication in certain circumstances, although with less fidelity (1, 26). The RNA </text:span><text:soft-page-break/><text:span text:style-name="T2">was able to use a clay-like substance to assist in the creation of larger RNA chains, and short chains were able to catalyze the process of joining together even larger chains (1, 28). Amino acids, compounds essential for life on Earth, could have formed a shell around the clay substance used by RNA, forming a type of cell membrane that constituted the first biological cells (1, 32). Eventually DNA evolved from RNA and because of its fewer copying errors during self-replication, it naturally became the dominant molecule used to pass along genetic information in evolution. While it is difficult to verify that this is the start of early life on Earth, it is one of the most promising theories that science has put forward to date.</text:span></text:p>
      <text:p text:style-name="P3"><text:tab/><text:span text:style-name="T3">In physics, the laws of thermodynamics offer another insightful explanation into how early complex biological organisms formed on Earth. Living organisms consume nutrients to provide the energy required to fuel natural processes like reproduction. The first law of thermodynamics states that the energy, whether in the form of photons of light absorbed by plants in photosynthesis or calories consumed by animals, cannot be created or destroyed (3a, 2). The second law of thermodynamics relates to entropy, the measure of the disorder of an isolated system, never decreases (3a, 14). These two laws can help to explain how early complex biological structures could have formed on Earth. To understand how entropy relates to early life on Earth, it is necessary to understand why closed systems tend to perform actions that lead to an increase in disorder. Taking the example of a number of tightly arranged particles in a glass of water, these particles tend to spread out over time. The reason that this generally happens is a simple statistical probability, there are more ways for the particles to exist in a spread out state than the few ways in which they can be arranged in a tight group. This principle applies to energy as well as its equivalent matter, and the energy from a hot source will tend to distribute throughout a cold room until thermal equilibrium, which is also the state of maximum entropy (3a, 29). Biological organisms are highly-organized, low entropy structures and it is initially difficult to understand why processes on the Earth would tend to a state of lower entropy. In understanding why life forms, it is essential to be able to explain how the processes of life do not decrease the entropy of </text:span><text:soft-page-break/><text:span text:style-name="T3">the overall system. In the case of humans, we consume highly-organized foods to maintain our low entropy bodies, but to counterbalance this increase in order, we emit high-entropy body heat and waste (3a, 38).</text:span></text:p>
      <text:p text:style-name="P3"><text:span text:style-name="T3"><text:tab/>There are even theories suggesting that biological processes could spontaneously occur with a net positive or equal change in entropy of the surrounding system. In 2015, biophysicist Jeremy England at MIT proposed his “Dissipative Adaption in Self-Driving Assembly” theory that, while unconfirmed offered an example of how complex structures can form themselves. England proposed that the more irreversible a spontaneous process is, the more it increases the entropy of the universe (3C, 16). In this way, a random system exposed to a driving force like a spot on the Earth being hit by sunlight could cause the atoms at the spot to make a configuration change that allows it to better dissipate the heat from the sunlight back into the environment. While these configuration changes are initially random, once the system has moved towards a state better at dissipating the energy, it lacks the energy required to go back to its previous state and has made an irreversible change. Eventually irreversible changes accumulate, pushing the system towards a complex structure efficient at dissipating energy. England believes that reproduction, such as cell division, is an excellent example of an irreversible change that could have have come from a spontaneous system that had shifted to favor irreversible changes (3C, 28). As a incredible extension of this theory, England goes so far as to propose that “You start with a random clump of atoms, and if you shine light on it for long enough, it should not be so surprising that you get a plant” (3C, 21). While such a statement is far from being accepted by the scientific community, England’s theory on dissipation-driven formation of complex structures offers potential insight into the formation of life on Earth and elsewhere in the universe.</text:span></text:p>
      <text:p text:style-name="P3"><text:tab/><text:span text:style-name="T4">Science is still uncertain of the exact processes that formed life on Earth. There exist a number of theories as to what could have led to life, such as the early RNA world and or dissipation-driven processes. Science will continue to study the evolution of life on Earth and as our understanding of biology, chemistry and physics increases, the origin of life on our planet will become even clearer.</text:span></text:p>
      <text:p text:style-name="P3"><text:soft-page-break/><text:span text:style-name="T5">2. </text:spa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4T13:47:30.421978157</meta:creation-date>
    <meta:generator>LibreOffice/5.1.6.2$Linux_X86_64 LibreOffice_project/10m0$Build-2</meta:generator>
    <dc:date>2017-03-24T17:57:39.273481882</dc:date>
    <meta:editing-duration>PT2H27M13S</meta:editing-duration>
    <meta:editing-cycles>25</meta:editing-cycles>
    <meta:document-statistic meta:table-count="0" meta:image-count="0" meta:object-count="0" meta:page-count="4" meta:paragraph-count="7" meta:word-count="1203" meta:character-count="7298" meta:non-whitespace-character-count="6094"/>
  </office:meta>
</office:document-meta>
</file>